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edcc6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bee3d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27499" officeooo:paragraph-rsid="00127499"/>
    </style:style>
    <style:style style:name="P2" style:family="paragraph" style:parent-style-name="Standard">
      <style:text-properties officeooo:rsid="00137c0c" officeooo:paragraph-rsid="00137c0c"/>
    </style:style>
    <style:style style:name="P3" style:family="paragraph" style:parent-style-name="Standard">
      <style:text-properties officeooo:rsid="00144c0b" officeooo:paragraph-rsid="00144c0b"/>
    </style:style>
    <style:style style:name="P4" style:family="paragraph" style:parent-style-name="Standard">
      <style:text-properties fo:color="#ffffff" fo:font-weight="normal" officeooo:rsid="00137c0c" officeooo:paragraph-rsid="00137c0c" style:font-weight-asian="normal" style:font-weight-complex="normal"/>
    </style:style>
    <style:style style:name="P5" style:family="paragraph" style:parent-style-name="Standard">
      <style:text-properties fo:font-weight="normal" officeooo:rsid="00137c0c" officeooo:paragraph-rsid="00137c0c" style:font-weight-asian="normal" style:font-weight-complex="normal"/>
    </style:style>
    <style:style style:name="P6" style:family="paragraph" style:parent-style-name="Standard">
      <style:text-properties fo:font-weight="normal" officeooo:rsid="00144c0b" officeooo:paragraph-rsid="00144c0b" style:font-weight-asian="normal" style:font-weight-complex="normal"/>
    </style:style>
    <style:style style:name="P7" style:family="paragraph" style:parent-style-name="Standard">
      <style:text-properties fo:font-weight="bold" officeooo:rsid="001cd006" officeooo:paragraph-rsid="003d0de4" style:font-weight-asian="bold" style:font-weight-complex="bold"/>
    </style:style>
    <style:style style:name="P8" style:family="paragraph" style:parent-style-name="Standard">
      <style:text-properties fo:font-weight="bold" officeooo:rsid="0015c2b7" officeooo:paragraph-rsid="003d0de4" style:font-weight-asian="bold" style:font-weight-complex="bold"/>
    </style:style>
    <style:style style:name="P9" style:family="paragraph" style:parent-style-name="Standard">
      <style:text-properties fo:font-weight="bold" officeooo:rsid="001735bb" officeooo:paragraph-rsid="003d0de4" style:font-weight-asian="bold" style:font-weight-complex="bold"/>
    </style:style>
    <style:style style:name="P10" style:family="paragraph" style:parent-style-name="Standard">
      <style:text-properties fo:font-weight="bold" officeooo:rsid="001af66d" officeooo:paragraph-rsid="003d0de4" style:font-weight-asian="bold" style:font-weight-complex="bold"/>
    </style:style>
    <style:style style:name="P11" style:family="paragraph" style:parent-style-name="Standard">
      <style:text-properties fo:font-weight="bold" officeooo:rsid="001b4f2c" officeooo:paragraph-rsid="003d0de4" style:font-weight-asian="bold" style:font-weight-complex="bold"/>
    </style:style>
    <style:style style:name="P12" style:family="paragraph" style:parent-style-name="Standard">
      <style:text-properties officeooo:rsid="0010fceb" officeooo:paragraph-rsid="003d0de4"/>
    </style:style>
    <style:style style:name="P13" style:family="paragraph" style:parent-style-name="Standard">
      <style:text-properties officeooo:rsid="0012bec8" officeooo:paragraph-rsid="003d0de4"/>
    </style:style>
    <style:style style:name="P14" style:family="paragraph" style:parent-style-name="Standard">
      <style:text-properties officeooo:rsid="00145e47" officeooo:paragraph-rsid="003d0de4"/>
    </style:style>
    <style:style style:name="P15" style:family="paragraph" style:parent-style-name="Standard">
      <style:text-properties officeooo:paragraph-rsid="003d0de4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e16" officeooo:paragraph-rsid="001b0e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30f" officeooo:paragraph-rsid="0017f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ef0" officeooo:paragraph-rsid="00187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6b6" officeooo:paragraph-rsid="0029b6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6f0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fb9" officeooo:paragraph-rsid="002d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0dc" officeooo:paragraph-rsid="003d0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7459" officeooo:paragraph-rsid="00197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0e16" officeooo:paragraph-rsid="001b0e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30f" officeooo:paragraph-rsid="0017f3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b6b6" officeooo:paragraph-rsid="0029b6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20dc" officeooo:paragraph-rsid="003d0d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66b3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ed1c24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6a4c" officeooo:paragraph-rsid="002de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ad5b6" officeooo:paragraph-rsid="001ad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1">
      <style:text-properties officeooo:rsid="00137c0c" officeooo:paragraph-rsid="00137c0c"/>
    </style:style>
    <style:style style:name="P46" style:family="paragraph" style:parent-style-name="Standard" style:list-style-name="L2">
      <style:text-properties fo:font-weight="normal" officeooo:rsid="00144c0b" officeooo:paragraph-rsid="00144c0b" style:font-weight-asian="normal" style:font-weight-complex="normal"/>
    </style:style>
    <style:style style:name="P47" style:family="paragraph" style:parent-style-name="Standard" style:list-style-name="L11">
      <style:text-properties fo:font-weight="normal" officeooo:rsid="000c7814" officeooo:paragraph-rsid="003d0de4" style:font-weight-asian="normal" style:font-weight-complex="normal"/>
    </style:style>
    <style:style style:name="P48" style:family="paragraph" style:parent-style-name="Standard" style:list-style-name="L2">
      <style:text-properties officeooo:rsid="00144c0b" officeooo:paragraph-rsid="00144c0b"/>
    </style:style>
    <style:style style:name="P49" style:family="paragraph" style:parent-style-name="Standard" style:list-style-name="L2">
      <style:text-properties fo:font-weight="bold" officeooo:rsid="00144c0b" officeooo:paragraph-rsid="00144c0b" style:font-weight-asian="bold" style:font-weight-complex="bold"/>
    </style:style>
    <style:style style:name="P50" style:family="paragraph" style:parent-style-name="Standard">
      <style:text-properties fo:font-weight="bold" officeooo:rsid="001cd006" officeooo:paragraph-rsid="003d0de4" style:font-weight-asian="bold" style:font-weight-complex="bold"/>
    </style:style>
    <style:style style:name="P51" style:family="paragraph" style:parent-style-name="Standard">
      <style:text-properties fo:font-weight="bold" officeooo:rsid="00037a48" officeooo:paragraph-rsid="003eabdd" style:font-weight-asian="bold" style:font-weight-complex="bold"/>
    </style:style>
    <style:style style:name="P52" style:family="paragraph" style:parent-style-name="Standard" style:list-style-name="L11">
      <style:text-properties officeooo:rsid="000c7814" officeooo:paragraph-rsid="003d0de4"/>
    </style:style>
    <style:style style:name="P53" style:family="paragraph" style:parent-style-name="Standard" style:list-style-name="L11">
      <style:text-properties officeooo:rsid="000f341d" officeooo:paragraph-rsid="003d0de4"/>
    </style:style>
    <style:style style:name="P54" style:family="paragraph" style:parent-style-name="Standard" style:list-style-name="L11">
      <style:text-properties fo:color="#000000" style:text-underline-style="none" fo:font-weight="normal" officeooo:rsid="000f341d" officeooo:paragraph-rsid="003d0de4" style:font-weight-asian="normal" style:font-weight-complex="normal"/>
    </style:style>
    <style:style style:name="P55" style:family="paragraph" style:parent-style-name="Standard">
      <style:text-properties fo:color="#000000" style:text-underline-style="none" fo:font-weight="normal" officeooo:rsid="000f341d" officeooo:paragraph-rsid="003d0de4" style:font-weight-asian="normal" style:font-weight-complex="normal"/>
    </style:style>
    <style:style style:name="P56" style:family="paragraph" style:parent-style-name="Standard">
      <style:text-properties fo:color="#000000" style:text-underline-style="none" fo:font-weight="normal" officeooo:rsid="0010fceb" officeooo:paragraph-rsid="003d0de4" style:font-weight-asian="normal" style:font-weight-complex="normal"/>
    </style:style>
    <style:style style:name="P57" style:family="paragraph" style:parent-style-name="Standard">
      <style:text-properties fo:color="#000000" style:text-underline-style="none" fo:font-weight="normal" officeooo:rsid="0012bec8" officeooo:paragraph-rsid="003d0de4" style:font-weight-asian="normal" style:font-weight-complex="normal"/>
    </style:style>
    <style:style style:name="P58" style:family="paragraph" style:parent-style-name="Standard">
      <style:text-properties fo:color="#000000" style:text-underline-style="none" fo:font-weight="normal" officeooo:rsid="00145e47" officeooo:paragraph-rsid="003d0de4" style:font-weight-asian="normal" style:font-weight-complex="normal"/>
    </style:style>
    <style:style style:name="P59" style:family="paragraph" style:parent-style-name="Standard" style:list-style-name="L13">
      <style:text-properties fo:color="#000000" style:text-underline-style="none" fo:font-weight="normal" officeooo:rsid="0015c2b7" officeooo:paragraph-rsid="003d0de4" style:font-weight-asian="normal" style:font-weight-complex="normal"/>
    </style:style>
    <style:style style:name="P60" style:family="paragraph" style:parent-style-name="Standard">
      <style:text-properties fo:color="#000000" style:text-underline-style="none" fo:font-weight="normal" officeooo:rsid="0015c2b7" officeooo:paragraph-rsid="003d0de4" style:font-weight-asian="normal" style:font-weight-complex="normal"/>
    </style:style>
    <style:style style:name="P61" style:family="paragraph" style:parent-style-name="Standard">
      <style:text-properties fo:color="#000000" style:text-underline-style="none" fo:font-weight="normal" officeooo:rsid="00183075" officeooo:paragraph-rsid="003d0de4" style:font-weight-asian="normal" style:font-weight-complex="normal"/>
    </style:style>
    <style:style style:name="P62" style:family="paragraph" style:parent-style-name="Standard">
      <style:text-properties fo:color="#000000" style:text-underline-style="none" fo:font-weight="normal" officeooo:rsid="001af66d" officeooo:paragraph-rsid="003d0de4" style:font-weight-asian="normal" style:font-weight-complex="normal"/>
    </style:style>
    <style:style style:name="P63" style:family="paragraph" style:parent-style-name="Standard">
      <style:text-properties fo:color="#000000" style:text-underline-style="none" fo:font-weight="normal" officeooo:rsid="001b4f2c" officeooo:paragraph-rsid="003d0de4" style:font-weight-asian="normal" style:font-weight-complex="normal"/>
    </style:style>
    <style:style style:name="P64" style:family="paragraph" style:parent-style-name="Standard" style:list-style-name="L12">
      <style:text-properties officeooo:rsid="0012bec8" officeooo:paragraph-rsid="003d0de4"/>
    </style:style>
    <style:style style:name="P65" style:family="paragraph" style:parent-style-name="Standard">
      <style:text-properties officeooo:rsid="00020b50" officeooo:paragraph-rsid="003eabdd"/>
    </style:style>
    <style:style style:name="P66" style:family="paragraph" style:parent-style-name="Standard">
      <style:text-properties officeooo:rsid="0002714c" officeooo:paragraph-rsid="003eabdd"/>
    </style:style>
    <style:style style:name="P67" style:family="paragraph" style:parent-style-name="Standard">
      <style:text-properties officeooo:rsid="000334bd" officeooo:paragraph-rsid="003eabdd"/>
    </style:style>
    <style:style style:name="P6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0d3" officeooo:paragraph-rsid="0017c0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fa2" officeooo:paragraph-rsid="001b9f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c4f" officeooo:paragraph-rsid="001ba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14b" officeooo:paragraph-rsid="001dd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cd0" officeooo:paragraph-rsid="001e8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428" officeooo:paragraph-rsid="001f5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458" officeooo:paragraph-rsid="0022c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8df" officeooo:paragraph-rsid="0023c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25a" officeooo:paragraph-rsid="002422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5d2" officeooo:paragraph-rsid="00260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4925" officeooo:paragraph-rsid="0027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61f" officeooo:paragraph-rsid="00275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d83" officeooo:paragraph-rsid="00283d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42f" officeooo:paragraph-rsid="002bb4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9a9" officeooo:paragraph-rsid="00312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3fe" officeooo:paragraph-rsid="0031d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85c" officeooo:paragraph-rsid="0031d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f11" officeooo:paragraph-rsid="00320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ca91" officeooo:paragraph-rsid="0034c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f92" officeooo:paragraph-rsid="00358f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195" officeooo:paragraph-rsid="003891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9a2f" officeooo:paragraph-rsid="00389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a6f" officeooo:paragraph-rsid="003a2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5475" style:font-weight-asian="bold" style:font-weight-complex="bold"/>
    </style:style>
    <style:style style:name="T3" style:family="text">
      <style:text-properties fo:font-weight="bold" officeooo:rsid="000c7814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normal" style:font-weight-asian="normal" style:font-weight-complex="normal"/>
    </style:style>
    <style:style style:name="T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3c5a" style:font-weight-asian="normal" style:font-weight-complex="normal"/>
    </style:style>
    <style:style style:name="T9" style:family="text">
      <style:text-properties fo:font-weight="normal" officeooo:rsid="00306a4c" style:font-weight-asian="normal" style:font-weight-complex="normal"/>
    </style:style>
    <style:style style:name="T10" style:family="text">
      <style:text-properties fo:font-weight="normal" officeooo:rsid="003a2a6f" style:font-weight-asian="normal" style:font-weight-complex="normal"/>
    </style:style>
    <style:style style:name="T11" style:family="text">
      <style:text-properties fo:font-weight="normal" officeooo:rsid="000c7814" style:font-weight-asian="normal" style:font-weight-complex="normal"/>
    </style:style>
    <style:style style:name="T12" style:family="text">
      <style:text-properties officeooo:rsid="00197459"/>
    </style:style>
    <style:style style:name="T13" style:family="text">
      <style:text-properties fo:color="#0066b3" fo:font-weight="bold" style:font-weight-asian="bold" style:font-weight-complex="bold"/>
    </style:style>
    <style:style style:name="T14" style:family="text">
      <style:text-properties fo:color="#ed1c24"/>
    </style:style>
    <style:style style:name="T15" style:family="text">
      <style:text-properties fo:color="#ed1c24" fo:font-weight="bold" style:font-weight-asian="bold" style:font-weight-complex="bold"/>
    </style:style>
    <style:style style:name="T16" style:family="text">
      <style:text-properties fo:color="#ed1c24" officeooo:rsid="001c343a"/>
    </style:style>
    <style:style style:name="T17" style:family="text">
      <style:text-properties fo:color="#ed1c24" officeooo:rsid="00213f5a"/>
    </style:style>
    <style:style style:name="T18" style:family="text">
      <style:text-properties fo:color="#ed1c24" officeooo:rsid="0023db07"/>
    </style:style>
    <style:style style:name="T19" style:family="text">
      <style:text-properties fo:color="#ed1c24" officeooo:rsid="0026eaa7"/>
    </style:style>
    <style:style style:name="T20" style:family="text">
      <style:text-properties fo:color="#ed1c24" fo:font-weight="normal" style:font-weight-asian="normal" style:font-weight-complex="normal"/>
    </style:style>
    <style:style style:name="T21" style:family="text">
      <style:text-properties fo:color="#ed1c24" fo:font-weight="normal" officeooo:rsid="00306a4c" style:font-weight-asian="normal" style:font-weight-complex="normal"/>
    </style:style>
    <style:style style:name="T22" style:family="text">
      <style:text-properties fo:color="#ed1c24" fo:font-weight="normal" officeooo:rsid="00348b5b" style:font-weight-asian="normal" style:font-weight-complex="normal"/>
    </style:style>
    <style:style style:name="T23" style:family="text">
      <style:text-properties fo:color="#ed1c24" officeooo:rsid="003aad45"/>
    </style:style>
    <style:style style:name="T24" style:family="text">
      <style:text-properties fo:color="#ed1c24" style:text-underline-style="none" fo:font-weight="normal" officeooo:rsid="00183075" style:font-weight-asian="normal" style:font-weight-complex="normal"/>
    </style:style>
    <style:style style:name="T25" style:family="text">
      <style:text-properties fo:color="#ed1c24" style:text-underline-style="none" fo:font-weight="normal" officeooo:rsid="0018af35" style:font-weight-asian="normal" style:font-weight-complex="normal"/>
    </style:style>
    <style:style style:name="T26" style:family="text">
      <style:text-properties officeooo:rsid="002a5475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text-underline-style="none" fo:font-weight="normal" style:font-weight-asian="normal" style:font-weight-complex="normal"/>
    </style:style>
    <style:style style:name="T29" style:family="text">
      <style:text-properties fo:color="#000000" style:text-underline-style="none" fo:font-weight="normal" officeooo:rsid="00183075" style:font-weight-asian="normal" style:font-weight-complex="normal"/>
    </style:style>
    <style:style style:name="T30" style:family="text">
      <style:text-properties fo:color="#000000" style:text-underline-style="none" fo:font-weight="bold" style:font-weight-asian="bold" style:font-weight-complex="bold"/>
    </style:style>
    <style:style style:name="T3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incípios da </text:span><text:span text:style-name="T4">Previdência Social</text:span>:</text:p>
      <text:list xml:id="list3569126911" text:style-name="L1">
        <text:list-item>
          <text:p text:style-name="P45"><text:span text:style-name="T1">universalidade</text:span> de participação nos planos previdenciários;</text:p>
        </text:list-item>
        <text:list-item>
          <text:p text:style-name="P45"><text:span text:style-name="T1">uniformidade e equivalência</text:span> dos benefícios e serviços às populações urbanas e rurais;</text:p>
        </text:list-item>
        <text:list-item>
          <text:p text:style-name="P45"><text:span text:style-name="T1">seletividade e distributividade</text:span> na prestação dos benefícios;</text:p>
        </text:list-item>
        <text:list-item>
          <text:p text:style-name="P45">cálculo dos benefícios considerando-se os <text:span text:style-name="T1">salários de contribuição corrigidos monetariamente</text:span>;</text:p>
        </text:list-item>
        <text:list-item>
          <text:p text:style-name="P45"><text:span text:style-name="T1">irredutibilidade do valor dos benefícios</text:span>, de forma a <text:span text:style-name="T1">preservar-lhe o poder aquisitivo</text:span>;</text:p>
        </text:list-item>
        <text:list-item>
          <text:p text:style-name="P45">valor da renda mensal dos <text:span text:style-name="T1">benefícios substitutos</text:span> <text:span text:style-name="T1">do salário de contribuição </text:span>ou do rendimento do trabalho do segurado <text:span text:style-name="T1">não inferior ao salário mínimo</text:span>; e</text:p>
        </text:list-item>
        <text:list-item>
          <text:p text:style-name="P45">caráter <text:span text:style-name="T1">democrático e descentralizado</text:span> da administração, mediante <text:span text:style-name="T1">gestão quadripartite</text:span>, com participação dos trabalhores, dos empregadores, dos aposentados e do governo nos órgãos colegiados.</text:p>
        </text:list-item>
      </text:list>
      <text:p text:style-name="P2"/>
      <text:p text:style-name="P2">STJ: é <text:span text:style-name="T1">possível</text:span><text:span text:style-name="T7"> aplicar índices negativos de correção monetária aos benefícios previdenciários, </text:span><text:span text:style-name="T1">desde que preservado o valor </text:span><text:span text:style-name="T4">nominal</text:span><text:span text:style-name="T1"> do montante principal</text:span><text:span text:style-name="T7">.</text:span>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Princípios da <text:span text:style-name="T1">PREVIDÊNCIA SOCIAL</text:span></text:p>
          </table:table-cell>
          <table:table-cell table:style-name="Table1.B1" office:value-type="string">
            <text:p text:style-name="P39">Princípios da <text:span text:style-name="T1">SEGURIDADE SOCIAL</text:span></text:p>
          </table:table-cell>
        </table:table-row>
        <table:table-row>
          <table:table-cell table:style-name="Table1.A2" office:value-type="string">
            <text:p text:style-name="P16">Universalidade de participação nos planos previdenciários</text:p>
          </table:table-cell>
          <table:table-cell table:style-name="Table1.B2" office:value-type="string">
            <text:p text:style-name="P16">Universalidade da cobertura e do atendimento</text:p>
          </table:table-cell>
        </table:table-row>
        <table:table-row>
          <table:table-cell table:style-name="Table1.A2" office:value-type="string">
            <text:p text:style-name="P16">Cálculo dos benefícios considerando-se os salários de contribuição corrigidos monetariamente</text:p>
          </table:table-cell>
          <table:table-cell table:style-name="Table1.B2" office:value-type="string">
            <text:p text:style-name="P16">Equidade na forma de participação no custeio</text:p>
          </table:table-cell>
        </table:table-row>
        <table:table-row>
          <table:table-cell table:style-name="Table1.A2" office:value-type="string">
            <text:p text:style-name="P16">Valor da renda mensal dos benefícios substitutos do salário de contribuição ou do rendimento do trabalho do segurado não inferior ao salário mínimo</text:p>
          </table:table-cell>
          <table:table-cell table:style-name="Table1.B2" office:value-type="string">
            <text:p text:style-name="P16">Diversidade da base de financiamento</text:p>
          </table:table-cell>
        </table:table-row>
        <table:table-row>
          <table:table-cell table:style-name="Table1.A5" table:number-columns-spanned="2" office:value-type="string">
            <text:p text:style-name="P16">Uniformidade e equivalência dos benefícios e serviços às populações urbanas e rurai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16">Seletividade e distributividade na prestação dos serviç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16">Irredutibilidade do valor dos benefíci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16">Caráter democrático e descentralizado da administração, mediante gestão quadripartite, com participação dos trabalhadores, <text:s/>dos empregadores, dos aposentados e do governo nos órgãos colegiados</text:p>
          </table:table-cell>
          <table:covered-table-cell/>
        </table:table-row>
      </table:table>
      <text:p text:style-name="P5"/>
      <text:p text:style-name="P3"><text:span text:style-name="T7">Previdência Social abrange apenas o RGPS e o RPPS. A previdência </text:span><text:span text:style-name="T1">complementar</text:span><text:span text:style-name="T7"> </text:span><text:span text:style-name="T1">não</text:span><text:span text:style-name="T7"> está mais abrangida pela Previdência Social.</text:span></text:p>
      <text:p text:style-name="P6"/>
      <text:p text:style-name="P3"><text:span text:style-name="T7">O </text:span><text:span text:style-name="T1">RGPS</text:span><text:span text:style-name="T7"> garante a cobertura das seguintes situações:</text:span></text:p>
      <text:list xml:id="list2669149003" text:style-name="L2">
        <text:list-item>
          <text:p text:style-name="P46">cobertura de eventos de doença, invalidez, morte e idade avançada;</text:p>
        </text:list-item>
        <text:list-item>
          <text:p text:style-name="P46">proteção à maternidade, especialmente à gestante;</text:p>
        </text:list-item>
        <text:list-item>
          <text:p text:style-name="P48"><text:span text:style-name="T7">proteção ao trabalhador em situação de desemprego </text:span><text:span text:style-name="T1">involuntário</text:span><text:span text:style-name="T7">;</text:span></text:p>
        </text:list-item>
        <text:list-item>
          <text:p text:style-name="P49">salário família<text:span text:style-name="T7"> e </text:span>auxílio reclusão<text:span text:style-name="T7"> para os segurados de </text:span>baixa renda<text:span text:style-name="T7">; e</text:span></text:p>
        </text:list-item>
        <text:list-item>
          <text:p text:style-name="P46">pensão por morte do segurado, homem ou mulher, <text:s/>ao cônjuge ou companheiro e dependentes.</text:p>
        </text:list-item>
      </text:list>
      <text:p text:style-name="P6"/>
      <table:table table:name="Table2" table:style-name="Table2" table:template-name="Default Style">
        <table:table-column table:style-name="Table2.A"/>
        <text:soft-page-break/>
        <table:table-row table:style-name="Table2.1">
          <table:table-cell table:style-name="Table2.A1" office:value-type="string">
            <text:p text:style-name="P30">SEGURADOS OBRIGATÓRIOS: <text:span text:style-name="T12">EMPREGADO</text:span></text:p>
            <text:p text:style-name="P30"/>
            <text:p text:style-name="P30">Empregado<text:span text:style-name="T7">:</text:span></text:p>
            <text:p text:style-name="P42"><text:span text:style-name="T7">Aquele que presta serviço de natureza urbana ou rural a </text:span>empresa<text:span text:style-name="T7">, em caráter </text:span>não eventual<text:span text:style-name="T7">, sob sua subordinação (</text:span>jurídica<text:span text:style-name="T7">) e mediante remuneração, inclusive como </text:span>diretor empregado<text:span text:style-name="T7">.</text:span></text:p>
            <text:list xml:id="list3387267936" text:style-name="L3">
              <text:list-item>
                <text:p text:style-name="P68">PF;</text:p>
              </text:list-item>
              <text:list-item>
                <text:p text:style-name="P68">não eventualidade;</text:p>
              </text:list-item>
              <text:list-item>
                <text:p text:style-name="P68">pessoalidade;</text:p>
              </text:list-item>
              <text:list-item>
                <text:p text:style-name="P68">subordinação jurídica;</text:p>
              </text:list-item>
              <text:list-item>
                <text:p text:style-name="P68">onerosidade.</text:p>
              </text:list-item>
            </text:list>
            <text:p text:style-name="P18"/>
            <text:p text:style-name="P35"><text:span text:style-name="T7">Tanto o brasileiro quanto o esrtangeiro domiciliado no Brasil que for contratado para serviço no exterior, em sucursal, será considerado </text:span>empregado<text:span text:style-name="T7">, desde que a empresa:</text:span></text:p>
            <text:list xml:id="list3702516450" text:style-name="L4">
              <text:list-item>
                <text:p text:style-name="P69">seja constituída sob as leis brasileiras; e</text:p>
              </text:list-item>
              <text:list-item>
                <text:p text:style-name="P69">tenha sede e administração no Brasil.</text:p>
              </text:list-item>
            </text:list>
            <text:p text:style-name="P18"/>
            <text:p text:style-name="P18">Missão diplomática ou repartição consular se equipara a uma empresa. Assim, brasileiros residentes, em regra, são contribuintes empregados. Mas há exceções:</text:p>
            <text:list xml:id="list693359599" text:style-name="L5">
              <text:list-item>
                <text:p text:style-name="P70">não brasileiro sem residência permanente no Brasil; e</text:p>
              </text:list-item>
              <text:list-item>
                <text:p text:style-name="P70">brasileiro residente, mas amparado por legislação previdenciária do país da missão.</text:p>
              </text:list-item>
            </text:list>
            <text:p text:style-name="P18"/>
            <text:p text:style-name="P35"><text:span text:style-name="T7">Brasileiro civil que trabalha no exterior para a </text:span>União<text:span text:style-name="T7"> é empregado, mesmo que seja domiciliado e contratado no exterior. Só não será empregado se for amparado por RPPS.</text:span></text:p>
            <text:p text:style-name="P18"/>
            <text:p text:style-name="P36"><text:span text:style-name="T7">O </text:span>auxiliar local<text:span text:style-name="T7"> (brasileiro ou estrangeiro) que presta serviço à União no exterior só será segurado </text:span>empregado<text:span text:style-name="T7"> se ele não puder ser filiado ao sistema previdenciário local.</text:span></text:p>
            <text:p text:style-name="P19"/>
            <text:p text:style-name="P36"><text:span text:style-name="T7">Servidor ocupante </text:span>exclusivamente <text:span text:style-name="T7">de CC é segurado empregado.</text:span></text:p>
            <text:p text:style-name="P19"/>
            <text:p text:style-name="P36"><text:span text:style-name="T7">Servidor estadual ou municipal ocupante de cargo efetivo será segurado empregado somente se </text:span>não for amparado por RPPS<text:span text:style-name="T7">.</text:span></text:p>
            <text:p text:style-name="P19"/>
            <text:p text:style-name="P19">Os servidores temporários são segurados empregados.</text:p>
            <text:p text:style-name="P19"/>
            <text:p text:style-name="P36"><text:span text:style-name="T7">Trabalhador rural </text:span>empregado<text:span text:style-name="T7"> → contratado <text:s/>por Produtor Rural PF para realizar atividades temporárias (até 2 meses dentro de 1 ano).</text:span></text:p>
            <text:p text:style-name="P36"><text:span text:style-name="T7">Trabalhador rural </text:span>segurado especial<text:span text:style-name="T7"> → trabalha em regime de economia familiar.</text:span></text:p>
            <text:p text:style-name="P36"><text:span text:style-name="T7">Trabalhador rural </text:span>contribuinte individual<text:span text:style-name="T7"> → trabalhador autônomo (caráter eventual) que presta serviços a uma ou mais empresas, sem relação de emprego.</text:span></text:p>
            <text:p text:style-name="P19"/>
            <text:p text:style-name="P20">Aprendiz é segurado empregado.</text:p>
          </table:table-cell>
        </table:table-row>
      </table:table>
      <text:p text:style-name="P6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31">SEGURADO OBRIGATÓRIO: EMPREGADO DOMÉSTICO</text:p>
            <text:p text:style-name="P31"/>
            <text:p text:style-name="P32"><text:soft-page-break/>Empregado doméstico<text:span text:style-name="T7">:</text:span></text:p>
            <text:p text:style-name="P43"><text:span text:style-name="T7">PF que presta serviço de natureza </text:span>contínua<text:span text:style-name="T7">, mediante remuneração, </text:span>a pessoa ou família<text:span text:style-name="T7">, no âmbito </text:span>residencial<text:span text:style-name="T7"> desta, em </text:span>atividade sem fins lucrativos<text:span text:style-name="T7">.</text:span></text:p>
            <text:p text:style-name="P44"/>
            <text:p text:style-name="P43"><text:span text:style-name="T7">LC 150/2015, Art. 1º Ao empregado doméstico, assim considerado aquele que presta serviços de forma contínua, subordinada, onerosa e pessoal e de finalidade não lucrativa à pessoa ou à família, no âmbito residencial destas, </text:span>por mais de 2 dias por semana<text:span text:style-name="T7">, aplica-se o disposto nesta Lei.</text:span></text:p>
          </table:table-cell>
        </table:table-row>
      </table:table>
      <text:p text:style-name="P6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3">SEGURADO OBRIGATÓRIO: CONTRIBUINTE INDIVIDUAL</text:p>
            <text:p text:style-name="P17"/>
            <text:p text:style-name="P34">Contribuinte individual<text:span text:style-name="T7">:</text:span></text:p>
            <text:list xml:id="list3458721232" text:style-name="L6">
              <text:list-item>
                <text:p text:style-name="P94"><text:span text:style-name="T7">quem presta serviço de natureza urbana ou rural, em caráter </text:span>eventual<text:span text:style-name="T7">, a uma ou mais </text:span>empresas<text:span text:style-name="T7">, </text:span>sem relação de emprego<text:span text:style-name="T7">;</text:span></text:p>
              </text:list-item>
              <text:list-item>
                <text:p text:style-name="P94"><text:span text:style-name="T7">a PF que exerce, por conta própria, atividade econômica de natureza </text:span>urbana, com fins lucrativos ou não<text:span text:style-name="T7">;</text:span></text:p>
              </text:list-item>
              <text:list-item>
                <text:p text:style-name="P94"><text:span text:style-name="T7">PF, proprietária ou não, que explora </text:span>atividade agropecuária<text:span text:style-name="T7">, a qualquer título, em caráter permanente ou temporário, em área, contínua ou descontínua, </text:span>superior a 4 módulos fiscais<text:span text:style-name="T7">; ou, quando em área igual ou inferior a 4 módulos fiscais ou atividade pesqueira ou extrativista, com auxílio de empregados ou por intermédio de prepostos;</text:span></text:p>
              </text:list-item>
              <text:list-item>
                <text:p text:style-name="P71">PF, proprietária ou não, que explora atividade de extração mineral, em caráter permanente ou temporário, diretamente ou por intermédio de prepostos, com ou sem o auxílio de empregados, utilizados a qualquer título, ainda que de forma não contínua;</text:p>
              </text:list-item>
              <text:list-item>
                <text:p text:style-name="P71">padres e afins;</text:p>
              </text:list-item>
              <text:list-item>
                <text:p text:style-name="P94"><text:span text:style-name="T7">brasileiro civil que trabalha no exterior para </text:span>OI <text:span text:style-name="T7">do qual o Brasil seja membro efetivo, ainda que lá domiciliado e contratado, <text:s/>salvo se abarcado por RPPS;</text:span></text:p>
              </text:list-item>
            </text:list>
            <text:p text:style-name="P21"/>
            <text:p text:style-name="P21">Brasileiro civil que trabalha, no exterior, <text:span text:style-name="T15">PARA A UNIÃO</text:span>, em OI que o Brasil seja membro → <text:span text:style-name="T15">EMPREGADO</text:span></text:p>
            <text:p text:style-name="P21">Brasileiro civil que trabalha, no exterior, <text:span text:style-name="T13">PARA OI</text:span><text:span text:style-name="T1"> </text:span>que o Brasil seja membro → <text:span text:style-name="T13">CONTRIBUINTE INDIVIDUAL</text:span></text:p>
            <text:p text:style-name="P40"/>
            <text:list xml:id="list2991069796" text:style-name="L7">
              <text:list-item>
                <text:p text:style-name="P72">titular de firma individual urbana ou rural;</text:p>
              </text:list-item>
              <text:list-item>
                <text:p text:style-name="P72">diretor <text:span text:style-name="T1">não empregado</text:span> e o membro de conselho da administração na SA;</text:p>
              </text:list-item>
              <text:list-item>
                <text:p text:style-name="P72">todos os sócios, nas sociedades em nome coletivo e de capital e indústria;</text:p>
              </text:list-item>
              <text:list-item>
                <text:p text:style-name="P72">sócio gerente, sócio cotista, administrador não empregado da <text:span text:style-name="T1">sociedade ltda</text:span>, urbana ou rural;</text:p>
              </text:list-item>
              <text:list-item>
                <text:p text:style-name="P72">diretor associado de cooperativa ou associação e o síndico de condomínio remunerado;</text:p>
              </text:list-item>
              <text:list-item>
                <text:p text:style-name="P73">aposentado nomeado Magistrado Classista Temporário da Justiça do Trabalho;</text:p>
              </text:list-item>
              <text:list-item>
                <text:p text:style-name="P73">aposentado nomeado Magistrado da Justiça Eleitoral; <text:span text:style-name="T16">[nesse caso, manterá o mesmo enquadramento no RGPS de antes de sua investidura]</text:span></text:p>
              </text:list-item>
              <text:list-item>
                <text:p text:style-name="P74">cooperado de cooperativa de produção que, nesta condição, presta serviço à sociedade cooperativa mediante remuneração ao trabalho executado;</text:p>
              </text:list-item>
              <text:list-item>
                <text:p text:style-name="P74">MEI optante pelo SIMPLES;</text:p>
                <text:list>
                  <text:list-item>
                    <text:p text:style-name="P74">MEI que trabalhe por conta própria → contribuição social de 5% sobre salário mínimo, <text:soft-page-break/>com possibilidade de complementação até 20% para fazer jus a Aposentadoria por Tempo de Contribuição;</text:p>
                  </text:list-item>
                  <text:list-item>
                    <text:p text:style-name="P74">MEI contratado por empresa → empresa recolhe Cota Patronal de 20% (22,5% p/ empresas financeiras) sobre a remuneração do <text:s/>MEI;</text:p>
                  </text:list-item>
                  <text:list-item>
                    <text:p text:style-name="P74">MEI que contrata 1 empregado → MEI recolhe Cota Patronal de 3% sobre a remuneração de seu empregado;</text:p>
                  </text:list-item>
                </text:list>
              </text:list-item>
              <text:list-item>
                <text:p text:style-name="P75">condutor autônomo (que só tem 1 veículo);</text:p>
              </text:list-item>
              <text:list-item>
                <text:p text:style-name="P75">auxiliar de condutor autônomo em regime de colaboração;</text:p>
              </text:list-item>
              <text:list-item>
                <text:p text:style-name="P75">comerciante ambulante ou camelô;</text:p>
              </text:list-item>
              <text:list-item>
                <text:p text:style-name="P76">membro de conselho fiscal de SA;</text:p>
              </text:list-item>
              <text:list-item>
                <text:p text:style-name="P76">aquele que presta serviço de natureza <text:span text:style-name="T1">não contínua</text:span>, por conta própria, a pessoa ou família, no âmbito <text:span text:style-name="T1">residencial</text:span> desta, <text:span text:style-name="T1">sem fins lucrativos</text:span>; <text:span text:style-name="T17">[diarista]</text:span></text:p>
              </text:list-item>
              <text:list-item>
                <text:p text:style-name="P77">notário, etc, titular de cartório, que detêm delegação do exercício da atividade notarial e de registro, <text:span text:style-name="T1">não remunerados pelo Poder Público</text:span>;</text:p>
              </text:list-item>
              <text:list-item>
                <text:p text:style-name="P78">pequeno feirante;</text:p>
              </text:list-item>
              <text:list-item>
                <text:p text:style-name="P78">PF que edifica obra de construção civil; <text:span text:style-name="T18">[não é o pedreiro, mas sim quem detém a posse da obra. Para a RFB, deve haver habitualidade e fins lucrativos]</text:span></text:p>
              </text:list-item>
              <text:list-item>
                <text:p text:style-name="P79">médico residente; <text:span text:style-name="T14">[residente → CI; plantonista → empregado]</text:span></text:p>
              </text:list-item>
              <text:list-item>
                <text:p text:style-name="P80">pescador parceiro/meador/arrendador que trabalhe em embarcação de médio ou grande porte; <text:span text:style-name="T19">[demais pescadores → Contribuinte Especial]</text:span></text:p>
              </text:list-item>
              <text:list-item>
                <text:p text:style-name="P81">incorporador imobiliário;</text:p>
              </text:list-item>
              <text:list-item>
                <text:p text:style-name="P82">bolsista da FHE;</text:p>
              </text:list-item>
              <text:list-item>
                <text:p text:style-name="P82">árbitro de futebol;</text:p>
              </text:list-item>
              <text:list-item>
                <text:p text:style-name="P82">membro de conselho tutelar, desde que exerça a função de forma remunerada;</text:p>
              </text:list-item>
              <text:list-item>
                <text:p text:style-name="P83">interventor, liquidante, administrador especial e diretor fiscal de instituição financeira.</text:p>
              </text:list-item>
            </text:list>
          </table:table-cell>
        </table:table-row>
      </table:table>
      <text:p text:style-name="P6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37">TRABALHADOR AVULSO</text:p>
            <text:p text:style-name="P22"/>
            <text:p text:style-name="P22">É aquele <text:span text:style-name="T1">sindicalizado ou não</text:span> que preste serviço de natureza <text:span text:style-name="T1">urbana ou rural</text:span> a diversas empresas sem vínculo empregatício, com intermediação obrigatória do <text:span text:style-name="T1">OGMO </text:span><text:span text:style-name="T2">ou sindicato da categoria</text:span><text:span text:style-name="T26">.</text:span></text:p>
          </table:table-cell>
        </table:table-row>
      </table:table>
      <text:p text:style-name="P6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23">SEGURADO ESPECIAL</text:p>
            <text:p text:style-name="P23"/>
            <text:p text:style-name="P23"><text:span text:style-name="T7">PF residente no imóvel rural ou em aglomerado urban</text:span><text:span text:style-name="T8">o</text:span><text:span text:style-name="T7"> ou rural próximo que, individualmente ou em regime de economia familiar, ainda que com auxílio eventual de terceiros, na condição de:</text:span></text:p>
            <text:list xml:id="list420764837" text:style-name="L8">
              <text:list-item>
                <text:p text:style-name="P84">produtor;</text:p>
              </text:list-item>
              <text:list-item>
                <text:p text:style-name="P84">pescador artesanal;</text:p>
              </text:list-item>
              <text:list-item>
                <text:p text:style-name="P84">cônjuge ou companheiro, bem como filho maior de 16 anos, do segurado produtor ou pescador artesanal que tenham participação ativa nas atividades ruraisou pesqueiras artesanais do grupo familiar.</text:p>
              </text:list-item>
            </text:list>
            <text:p text:style-name="P24"/>
            <text:p text:style-name="P25"><text:span text:style-name="T7">O “regime de economia familiar” permite uso de empregados contratados por </text:span>prazo determinado<text:span text:style-name="T7"> ou de CI, à razão de </text:span>120 pessoas/dia no ano civil<text:span text:style-name="T7">, em períodos corridos ou intercalados e, ainda, por tempo equivalente em horas de trabalho, </text:span>não sendo computado nesse prazo o período de afastamento em decorrência de percepção de Auxílio Doença<text:span text:style-name="T7">. </text:span><text:span text:style-name="T21">[1 empregado por 120 dias; ou 2 empregados por 60 </text:span><text:soft-page-break/><text:span text:style-name="T21">dias; ou 3 empregados por 40 dias…]</text:span></text:p>
            <text:p text:style-name="P41"/>
            <text:p text:style-name="P26"><text:span text:style-name="T9">M</text:span><text:span text:style-name="T7">embro de grupo familiar que </text:span>possua outra fonte de renda é CI<text:span text:style-name="T7">, exceto nos seguintes casos:</text:span></text:p>
            <text:list xml:id="list2148406944" text:style-name="L9">
              <text:list-item>
                <text:p text:style-name="P85">pensão por morte, auxílio acidente, auxílio reclusão, cujo valor &lt;= menor benefício de prestação continuada da previdência social;</text:p>
              </text:list-item>
              <text:list-item>
                <text:p text:style-name="P85">previdência complementar de entidade classista rural;</text:p>
              </text:list-item>
              <text:list-item>
                <text:p text:style-name="P85">atividade remunerada não superior a 120 dias, corridos ou intercalados, no ano civil;</text:p>
              </text:list-item>
              <text:list-item>
                <text:p text:style-name="P86">mandato eletivo de dirigente sindical de organização de categoria de trabalhadores rurais;</text:p>
              </text:list-item>
              <text:list-item>
                <text:p text:style-name="P87">mandato de vereador do município onde exerce atividade rural, ou de dirigente de cooperativa rural constituída exclusivamente por segurados especiais;</text:p>
              </text:list-item>
              <text:list-item>
                <text:p text:style-name="P88"><text:span text:style-name="T7">parceria ou meação na forma da legislação previdenciária; </text:span><text:span text:style-name="T20">[contrato escrito + imóvel rural com no máximo 4 módulos fiscais, sendo no máximo 50% do imóvel cedido p/ a parceria/meação </text:span><text:span text:style-name="T22">+ outorgante e outorgado devem continuar exercendo as suas atividades, individualmente ou em regime de economia familiar</text:span><text:span text:style-name="T20">]</text:span></text:p>
              </text:list-item>
              <text:list-item>
                <text:p text:style-name="P89">atividade artesanal feita com matéria-prima produzida pelo próprio grupo familiar, ou de terceiros se renda mensal for inferior ao menor benefício de prestação continuada da previdência social;</text:p>
              </text:list-item>
              <text:list-item>
                <text:p text:style-name="P90">atividade artística, desde que renda mensal inferior ao menor benefício de prestação continuada da previdência social.</text:p>
              </text:list-item>
            </text:list>
            <text:p text:style-name="P27"/>
            <text:p text:style-name="P28">Manterá a qualidade de segurado especial:</text:p>
            <text:list xml:id="list1513876885" text:style-name="L10">
              <text:list-item>
                <text:p text:style-name="P91">exploração da atividade turística de propriedade rural, inclusive hospedagem, por não mais que 120 dias ao ano;</text:p>
              </text:list-item>
              <text:list-item>
                <text:p text:style-name="P91">participar em previdência complementar de entidade classista a que seja associado, em razão da condição de trabalhador rural ou produtor rural em regime de economia familiar;</text:p>
              </text:list-item>
              <text:list-item>
                <text:p text:style-name="P91">beneficiário ou integrante de grupo familiar que tenha alguém que seja beneficiário de programa assistencial oficial de governo;</text:p>
              </text:list-item>
              <text:list-item>
                <text:p text:style-name="P91">uso pelo próprio grupo familiar de processo de beneficiamento ou industrialização artesanal;</text:p>
              </text:list-item>
              <text:list-item>
                <text:p text:style-name="P92">associação em cooperativa agropecuária ou de crédito rural;</text:p>
              </text:list-item>
              <text:list-item>
                <text:p text:style-name="P92"><text:span text:style-name="T7">incidência do IPI sobre o produto das atividades desenvolvidas nos termos da legislação previdenciária, </text:span><text:span text:style-name="T10">desde que a participação do segurado especial ocorra: </text:span><text:span text:style-name="T23">[deve manter a atividade rural e PJ deve ser composta apenas de segurados especiais, com sede no mesmo Município ou em Município limítrofe àquele em que desenvolvam suas atividades]</text:span></text:p>
                <text:list>
                  <text:list-item>
                    <text:p text:style-name="P93">em sociedade empresária;</text:p>
                  </text:list-item>
                  <text:list-item>
                    <text:p text:style-name="P93">em sociedade simples;</text:p>
                  </text:list-item>
                  <text:list-item>
                    <text:p text:style-name="P93">como empresário individual; ou</text:p>
                  </text:list-item>
                  <text:list-item>
                    <text:p text:style-name="P93">como titular de EIReLi de objeto ou âmbito agrícola, agroindustrial ou agroturístico, considerada ME nos termos do SIMPLES.</text:p>
                  </text:list-item>
                </text:list>
              </text:list-item>
            </text:list>
          </table:table-cell>
        </table:table-row>
      </table:table>
      <text:p text:style-name="P6"/>
      <text:p text:style-name="P15"><text:span text:style-name="T3">Perda da qualidade do Segurado Especial</text:span><text:span text:style-name="T11">:</text:span></text:p>
      <text:list xml:id="list3980149071" text:style-name="L11">
        <text:list-item>
          <text:p text:style-name="P52"><text:span text:style-name="T7">a contar do </text:span><text:span text:style-name="T1">1º dia do mês</text:span><text:span text:style-name="T7"> em que:</text:span></text:p>
          <text:list>
            <text:list-item>
              <text:p text:style-name="P47">deixar de satisfazer as características de Segurado Especial;</text:p>
            </text:list-item>
            <text:list-item>
              <text:p text:style-name="P47">exceder os seguintes limites:</text:p>
              <text:list>
                <text:list-item>
                  <text:p text:style-name="P47">imóvel de no máximo 4 módulos fiscais;</text:p>
                </text:list-item>
                <text:list-item>
                  <text:p text:style-name="P47">no máximo 50% da propriedade pode ser outorgada;</text:p>
                </text:list-item>
              </text:list>
            </text:list-item>
            <text:list-item>
              <text:p text:style-name="P47">se tornar Segurado Obrigatório do RGPS ou RPPS;</text:p>
            </text:list-item>
            <text:list-item>
              <text:p text:style-name="P52"><text:soft-page-break/><text:span text:style-name="T7">participar de sociedade empresária, de sociedade simples, como empresário individual ou titular de EIRELI </text:span><text:span text:style-name="T1">em desacordo</text:span><text:span text:style-name="T7"> com as limitações impostas; </text:span><text:span text:style-name="T5">[limitações: (i) manter a atividade rural; (ii) PJ deve ser composta apenas de Segurados Especiais; (iii) sede da empresa deve ser no município ou em município limítrofe àquele onde a atividade é desenvolvida]</text:span></text:p>
            </text:list-item>
          </text:list>
        </text:list-item>
        <text:list-item>
          <text:p text:style-name="P53"><text:span text:style-name="T7">a contar do </text:span><text:span text:style-name="T1">1º dia do mês </text:span><text:span text:style-name="T6">subsequente</text:span><text:span text:style-name="T28">, quando </text:span><text:span text:style-name="T30">grupo familiar</text:span><text:span text:style-name="T28"> exceder o limite de:</text:span></text:p>
          <text:list>
            <text:list-item>
              <text:p text:style-name="P54">contratar até a razão de 120 pessoas/dia no ano civil (época de safra);</text:p>
            </text:list-item>
            <text:list-item>
              <text:p text:style-name="P54">exercer atividade remunerada por até 120 dias/ano (entressafra);</text:p>
            </text:list-item>
            <text:list-item>
              <text:p text:style-name="P54">exercer atividade turística rural por até 120 dias/ano.</text:p>
            </text:list-item>
          </text:list>
        </text:list-item>
      </text:list>
      <text:p text:style-name="P55"/>
      <text:p text:style-name="P12"><text:span text:style-name="T28">RPPS → aquele que assegura </text:span><text:span text:style-name="T30">pelo menos</text:span><text:span text:style-name="T28"> as </text:span><text:span text:style-name="T30">Aposentadorias</text:span><text:span text:style-name="T28"> e </text:span><text:span text:style-name="T30">Pensão por Morte</text:span><text:span text:style-name="T28">.</text:span></text:p>
      <text:p text:style-name="P56"/>
      <text:p text:style-name="P13"><text:span text:style-name="T28">A </text:span><text:span text:style-name="T30">CF</text:span><text:span text:style-name="T28"> veda a filiação ao RGPS, </text:span><text:span text:style-name="T30">na qualidade de Segurado Facultativo</text:span><text:span text:style-name="T28">, de pessoa participante do RPPS.</text:span></text:p>
      <text:p text:style-name="P57">Já a IN INSS/PRESS Nº 77/2015 informa:</text:p>
      <text:list xml:id="list1597227386" text:style-name="L12">
        <text:list-item>
          <text:p text:style-name="P64"><text:span text:style-name="T28">servidor </text:span><text:span text:style-name="T30">federal</text:span><text:span text:style-name="T28">: vedada a filiação ao RGPS, na qualidade de Segurado Facultativo, </text:span><text:span text:style-name="T30">inclusive</text:span><text:span text:style-name="T28"> na hipótese de afastamento sem remuneração;</text:span></text:p>
        </text:list-item>
        <text:list-item>
          <text:p text:style-name="P64"><text:span text:style-name="T28">servidor </text:span><text:span text:style-name="T30">estadual, distrital ou municipal</text:span><text:span text:style-name="T28">: vedada a filiação ao RGPS, na qualidade de Segurado Facultativo, </text:span><text:span text:style-name="T30">salvo</text:span><text:span text:style-name="T28"> na hipótese de afastamento sem remuneração </text:span><text:span text:style-name="T31">e desde que não permitida, nesta condição, contribuição ao respectivo regime</text:span><text:span text:style-name="T28">.</text:span></text:p>
        </text:list-item>
      </text:list>
      <text:p text:style-name="P57"/>
      <text:p text:style-name="P14"><text:span text:style-name="T28">Servidor público aposentado </text:span><text:span text:style-name="T30">não</text:span><text:span text:style-name="T28"> pode se filiar como Segurado Facultativo ao RGPS, </text:span><text:span text:style-name="T30">qualquer que seja o regime de previdência social a que esteja vinculado</text:span><text:span text:style-name="T28">.</text:span></text:p>
      <text:p text:style-name="P58"/>
      <text:p text:style-name="P8"><text:span text:style-name="T27">Segurado Facultativo</text:span><text:span text:style-name="T28">:</text:span></text:p>
      <text:list xml:id="list1883775301" text:style-name="L13">
        <text:list-item>
          <text:p text:style-name="P59">maior de 16 anos sem renda própria;</text:p>
        </text:list-item>
        <text:list-item>
          <text:p text:style-name="P59">contribuição de 20% sobre o salário de contribuição por ele declarado;</text:p>
        </text:list-item>
        <text:list-item>
          <text:p text:style-name="P59">não pode exercer atividade remunerada que o enquadre como Segurado Obrigatório.</text:p>
        </text:list-item>
      </text:list>
      <text:p text:style-name="P6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8">Divergência entre RPS e Leis 8.212/91 e 8.213/91 quanto a idade mínima do Segurado Facultativo<text:span text:style-name="T7">, para prova levar o seguinte macete:</text:span></text:p>
            <text:p text:style-name="P29"/>
            <text:p text:style-name="P29">Regra geral → 16 anos.</text:p>
            <text:p text:style-name="P29"/>
            <text:p text:style-name="P29">Se questão citar expressamente as L8212 e a L8213 → 14 anos.</text:p>
          </table:table-cell>
        </table:table-row>
      </table:table>
      <text:p text:style-name="P60"/>
      <text:p text:style-name="P9"><text:span text:style-name="T27">Atenção!</text:span><text:span text:style-name="T28"> O </text:span><text:span text:style-name="T27">menor aprendiz</text:span><text:span text:style-name="T28"> (14 anos) é Segurado Empregado! </text:span><text:span text:style-name="T24">[</text:span><text:span text:style-name="T25">logo, </text:span><text:span text:style-name="T24">14 anos é o limite mínimo </text:span><text:span text:style-name="T25">p/ contribuir ao RGPS</text:span><text:span text:style-name="T24">]</text:span></text:p>
      <text:p text:style-name="P61"/>
      <text:p text:style-name="P10"><text:span text:style-name="T29">A </text:span><text:span text:style-name="T28">filiação como Segurado Facultativo é um </text:span><text:span text:style-name="T27">ato volitivo</text:span><text:span text:style-name="T28"> (ato de vontade), gerando efeitos somente </text:span><text:span text:style-name="T27">a partir da inscrição e do primeiro recolhimento</text:span><text:span text:style-name="T28">, não podendo retroagir e não permitindo o pagamento de contribuições relativas a competências anteriores à data da inscrição.</text:span></text:p>
      <text:p text:style-name="P62"/>
      <text:p text:style-name="P11"><text:span text:style-name="T27">Para fins previdenciários</text:span><text:span text:style-name="T28">, a Administração Pública pode ser enquadrada como “empresa”.</text:span></text:p>
      <text:p text:style-name="P63"/>
      <text:p text:style-name="P7"><text:span text:style-name="T28">Síndico </text:span><text:span text:style-name="T27">não remunerado</text:span><text:span text:style-name="T28"> → Segurado Facultativo.</text:span></text:p>
      <text:p text:style-name="P7"><text:soft-page-break/><text:span text:style-name="T28">Síndico </text:span><text:span text:style-name="T27">remunerado</text:span><text:span text:style-name="T28"> (direta ou indiretamente) → Contribuinte Individual.</text:span></text:p>
      <text:p text:style-name="P7"><text:span text:style-name="T28"/></text:p>
      <text:p text:style-name="P65">STJ: o trabalho urbano de um dos membros do grupo familiar <text:span text:style-name="T1">não</text:span><text:span text:style-name="T7"> descaracteriza, por si só, a situação de segurados especiais dos demais integrantes, devendo ser averiguado pelas instâncias ordinárias se o trabalho rural é dispensável para a subsistência do grupo familiar.</text:span></text:p>
      <text:p text:style-name="P65"><text:span text:style-name="T7"/></text:p>
      <text:p text:style-name="P66"><text:span text:style-name="T7">A solidariedade impede a adoção de um sistema de capitalização pura em todos os segmentos da previdência social.</text:span></text:p>
      <text:p text:style-name="P66"><text:span text:style-name="T7"/></text:p>
      <text:p text:style-name="P67"><text:span text:style-name="T7">Segurado especial é o único caso em que o Direito Previdenciário permite a inscrição </text:span><text:span text:style-name="T34">post-mortem</text:span><text:span text:style-name="T33"> do segurado, o que poderá ser feito por seus herdeiros dependentes, beneficiando-se da pensão por morte se lhes couberem.</text:span></text:p>
      <text:p text:style-name="P67"><text:span text:style-name="T33"/></text:p>
      <text:p text:style-name="P51"><text:span text:style-name="T32">Nada impede que segurado que exerça mais de uma atividade que o filie como segurado obrigatório seja, concomitantemente, considerado como depend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27499" officeooo:paragraph-rsid="001274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RGPS: segurados. Empresa e empregador doméstic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7:57:18.396000000</meta:creation-date>
    <dc:date>2018-06-13T22:22:34.702000000</dc:date>
    <meta:editing-duration>PT2H25M14S</meta:editing-duration>
    <meta:editing-cycles>49</meta:editing-cycles>
    <meta:generator>LibreOffice/6.0.1.1$Windows_X86_64 LibreOffice_project/60bfb1526849283ce2491346ed2aa51c465abfe6</meta:generator>
    <meta:document-statistic meta:table-count="7" meta:image-count="0" meta:object-count="0" meta:page-count="7" meta:paragraph-count="155" meta:word-count="2295" meta:character-count="14957" meta:non-whitespace-character-count="12902"/>
  </office:meta>
</office:document-meta>
</file>